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Footnote">
      <style:text-properties style:font-name="Liberation Sans" fo:language="en" fo:country="GB" officeooo:paragraph-rsid="10332ca5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1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15" style:family="paragraph" style:parent-style-name="Footnote">
      <style:text-properties style:font-name="Liberation Sans" officeooo:paragraph-rsid="10a68734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23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26" style:family="paragraph" style:parent-style-name="Footnote">
      <style:text-properties fo:language="en" fo:country="GB" officeooo:paragraph-rsid="10762a52" fo:background-color="transparent"/>
    </style:style>
    <style:style style:name="P27" style:family="paragraph" style:parent-style-name="Standard">
      <style:text-properties fo:language="en" fo:country="GB" officeooo:rsid="10048e31" officeooo:paragraph-rsid="104e2670"/>
    </style:style>
    <style:style style:name="P28" style:family="paragraph" style:parent-style-name="Standard">
      <style:text-properties fo:language="en" fo:country="GB" officeooo:rsid="1035cc54" officeooo:paragraph-rsid="1035cc54"/>
    </style:style>
    <style:style style:name="P29" style:family="paragraph" style:parent-style-name="Standard">
      <style:text-properties fo:language="en" fo:country="GB" officeooo:paragraph-rsid="0fcd2b2a"/>
    </style:style>
    <style:style style:name="P30" style:family="paragraph" style:parent-style-name="Standard">
      <style:text-properties fo:language="en" fo:country="GB" officeooo:rsid="10b5b188" officeooo:paragraph-rsid="10b5b188"/>
    </style:style>
    <style:style style:name="P31" style:family="paragraph" style:parent-style-name="Footnote">
      <style:text-properties fo:language="en" fo:country="GB" officeooo:paragraph-rsid="11229dc8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1517e6"/>
    </style:style>
    <style:style style:name="P36" style:family="paragraph" style:parent-style-name="Standard">
      <style:text-properties officeooo:paragraph-rsid="0e2a40f4"/>
    </style:style>
    <style:style style:name="P37" style:family="paragraph" style:parent-style-name="Footnote">
      <style:text-properties officeooo:rsid="043ccc66" officeooo:paragraph-rsid="0f40045a"/>
    </style:style>
    <style:style style:name="P38" style:family="paragraph" style:parent-style-name="Footnote">
      <style:text-properties officeooo:rsid="043ccc66" officeooo:paragraph-rsid="0f4dc0dc"/>
    </style:style>
    <style:style style:name="P3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57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58" style:family="paragraph" style:parent-style-name="Standard">
      <style:text-properties officeooo:paragraph-rsid="0fc21b80"/>
    </style:style>
    <style:style style:name="P59" style:family="paragraph" style:parent-style-name="Standard">
      <style:text-properties officeooo:paragraph-rsid="0fc35f88"/>
    </style:style>
    <style:style style:name="P60" style:family="paragraph" style:parent-style-name="Standard">
      <style:text-properties officeooo:paragraph-rsid="0fc8b815"/>
    </style:style>
    <style:style style:name="P61" style:family="paragraph" style:parent-style-name="Standard">
      <style:text-properties officeooo:paragraph-rsid="0fdc0816"/>
    </style:style>
    <style:style style:name="P62" style:family="paragraph" style:parent-style-name="Standard">
      <style:text-properties officeooo:paragraph-rsid="0ff397b4"/>
    </style:style>
    <style:style style:name="P63" style:family="paragraph" style:parent-style-name="Standard">
      <style:text-properties officeooo:paragraph-rsid="0ff3c33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c8b5238"/>
    </style:style>
    <style:style style:name="P66" style:family="paragraph" style:parent-style-name="Standard">
      <style:paragraph-properties fo:text-align="center" style:justify-single-word="false"/>
      <style:text-properties officeooo:paragraph-rsid="0d8c21b9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e38fc62"/>
    </style:style>
    <style:style style:name="P69" style:family="paragraph" style:parent-style-name="Standard">
      <style:paragraph-properties fo:text-align="center" style:justify-single-word="false"/>
      <style:text-properties officeooo:paragraph-rsid="10178c94"/>
    </style:style>
    <style:style style:name="P70" style:family="paragraph" style:parent-style-name="Standard">
      <style:paragraph-properties fo:text-align="center" style:justify-single-word="false"/>
      <style:text-properties officeooo:paragraph-rsid="1035cc54"/>
    </style:style>
    <style:style style:name="P71" style:family="paragraph" style:parent-style-name="Standard">
      <style:paragraph-properties fo:text-align="center" style:justify-single-word="false"/>
      <style:text-properties officeooo:paragraph-rsid="10b9c618"/>
    </style:style>
    <style:style style:name="P72" style:family="paragraph" style:parent-style-name="Standard">
      <style:paragraph-properties fo:text-align="center" style:justify-single-word="false"/>
      <style:text-properties officeooo:paragraph-rsid="0fd58c4e"/>
    </style:style>
    <style:style style:name="P73" style:family="paragraph" style:parent-style-name="Standard">
      <style:paragraph-properties fo:text-align="center" style:justify-single-word="false"/>
      <style:text-properties officeooo:paragraph-rsid="0d1ec96e"/>
    </style:style>
    <style:style style:name="P74" style:family="paragraph" style:parent-style-name="Footnote">
      <style:text-properties officeooo:paragraph-rsid="106e520e"/>
    </style:style>
    <style:style style:name="P75" style:family="paragraph" style:parent-style-name="Standard">
      <style:text-properties officeooo:paragraph-rsid="10bbbb58"/>
    </style:style>
    <style:style style:name="P76" style:family="paragraph" style:parent-style-name="Standard">
      <style:text-properties officeooo:paragraph-rsid="10bc5bd9"/>
    </style:style>
    <style:style style:name="P77" style:family="paragraph" style:parent-style-name="Standard">
      <style:text-properties officeooo:paragraph-rsid="10c2a301"/>
    </style:style>
    <style:style style:name="P78" style:family="paragraph" style:parent-style-name="Standard">
      <style:text-properties officeooo:paragraph-rsid="0e0463fc"/>
    </style:style>
    <style:style style:name="P79" style:family="paragraph" style:parent-style-name="Standard">
      <style:text-properties officeooo:paragraph-rsid="101b90cf"/>
    </style:style>
    <style:style style:name="P80" style:family="paragraph" style:parent-style-name="Standard">
      <style:text-properties officeooo:paragraph-rsid="0fad1a3f"/>
    </style:style>
    <style:style style:name="P8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Standard">
      <style:text-properties officeooo:paragraph-rsid="10e21512"/>
    </style:style>
    <style:style style:name="P83" style:family="paragraph" style:parent-style-name="Standard">
      <style:text-properties officeooo:paragraph-rsid="10e2ce20"/>
    </style:style>
    <style:style style:name="P8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text-properties officeooo:paragraph-rsid="10ff6070"/>
    </style:style>
    <style:style style:name="P88" style:family="paragraph" style:parent-style-name="Standard">
      <style:text-properties officeooo:paragraph-rsid="0c819a59"/>
    </style:style>
    <style:style style:name="P89" style:family="paragraph" style:parent-style-name="Standard">
      <style:text-properties officeooo:paragraph-rsid="0e8aa5aa"/>
    </style:style>
    <style:style style:name="P90" style:family="paragraph" style:parent-style-name="Standard">
      <style:text-properties officeooo:paragraph-rsid="0cb27039"/>
    </style:style>
    <style:style style:name="P91" style:family="paragraph" style:parent-style-name="Standard">
      <style:text-properties officeooo:paragraph-rsid="0a0f8417"/>
    </style:style>
    <style:style style:name="P92" style:family="paragraph" style:parent-style-name="Standard">
      <style:text-properties officeooo:paragraph-rsid="0fd655f2"/>
    </style:style>
    <style:style style:name="P93" style:family="paragraph" style:parent-style-name="Standard">
      <style:text-properties officeooo:rsid="0dde9a1c" officeooo:paragraph-rsid="10efd6be"/>
    </style:style>
    <style:style style:name="P94" style:family="paragraph" style:parent-style-name="Standard">
      <style:text-properties officeooo:rsid="0dde9a1c" officeooo:paragraph-rsid="10f16eb7"/>
    </style:style>
    <style:style style:name="P95" style:family="paragraph" style:parent-style-name="Standard">
      <style:text-properties officeooo:paragraph-rsid="0b0ddd8e"/>
    </style:style>
    <style:style style:name="P96" style:family="paragraph" style:parent-style-name="Standard">
      <style:text-properties officeooo:paragraph-rsid="04f68805"/>
    </style:style>
    <style:style style:name="P97" style:family="paragraph" style:parent-style-name="Standard">
      <style:text-properties officeooo:paragraph-rsid="110daef5"/>
    </style:style>
    <style:style style:name="P98" style:family="paragraph" style:parent-style-name="Standard">
      <style:text-properties officeooo:paragraph-rsid="1112168b"/>
    </style:style>
    <style:style style:name="P99" style:family="paragraph" style:parent-style-name="Standard">
      <style:text-properties officeooo:paragraph-rsid="111517e6"/>
    </style:style>
    <style:style style:name="P100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1" style:family="paragraph" style:parent-style-name="Standard" style:list-style-name="L1">
      <style:paragraph-properties fo:break-before="page"/>
      <style:text-properties officeooo:paragraph-rsid="0fd655f2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en" fo:country="GB" style:font-size-asian="12pt" style:font-size-complex="12pt"/>
    </style:style>
    <style:style style:name="T8" style:family="text">
      <style:text-properties style:font-name="Liberation Sans" fo:font-size="12pt" fo:language="en" fo:country="GB" officeooo:rsid="0d1ec96e" style:font-size-asian="12pt" style:font-size-complex="12pt"/>
    </style:style>
    <style:style style:name="T9" style:family="text">
      <style:text-properties style:font-name="Liberation Sans" fo:font-size="12pt" fo:language="en" fo:country="GB" officeooo:rsid="0ff397b4" style:font-size-asian="12pt" style:font-size-complex="12pt"/>
    </style:style>
    <style:style style:name="T10" style:family="text">
      <style:text-properties style:font-name="Liberation Sans" fo:font-size="12pt" fo:language="en" fo:country="GB" officeooo:rsid="10eaa619" style:font-size-asian="12pt" style:font-size-complex="12pt"/>
    </style:style>
    <style:style style:name="T11" style:family="text">
      <style:text-properties style:font-name="Liberation Sans" fo:font-size="12pt" fo:language="en" fo:country="GB" officeooo:rsid="10ed2f72" style:font-size-asian="12pt" style:font-size-complex="12pt"/>
    </style:style>
    <style:style style:name="T12" style:family="text">
      <style:text-properties style:font-name="Liberation Sans" fo:font-size="12pt" fo:language="en" fo:country="GB" officeooo:rsid="110298af" style:font-size-asian="12pt" style:font-size-complex="12pt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8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9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1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1079e52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4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 style:language-complex="nl" style:country-complex="NL"/>
    </style:style>
    <style:style style:name="T165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10eaa61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10ed2f7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2" style:family="text">
      <style:text-properties fo:font-size="10pt" style:font-size-asian="10pt" style:font-size-complex="10pt"/>
    </style:style>
    <style:style style:name="T19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style:text-underline-style="none" officeooo:rsid="0673d7fc"/>
    </style:style>
    <style:style style:name="T202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03" style:family="text">
      <style:text-properties style:text-line-through-style="none" style:text-line-through-type="none" style:font-name="Liberation Sans" style:text-underline-style="none" officeooo:rsid="0b0f3a36"/>
    </style:style>
    <style:style style:name="T204" style:family="text">
      <style:text-properties style:text-line-through-style="none" style:text-line-through-type="none" style:text-underline-style="none" officeooo:rsid="0673d7fc"/>
    </style:style>
    <style:style style:name="T205" style:family="text">
      <style:text-properties style:text-line-through-style="none" style:text-line-through-type="none" style:text-underline-style="none" officeooo:rsid="0673d7fc" style:font-name-asian="OpenSymbol"/>
    </style:style>
    <style:style style:name="T206" style:family="text">
      <style:text-properties fo:language="en" fo:country="GB"/>
    </style:style>
    <style:style style:name="T207" style:family="text">
      <style:text-properties fo:language="en" fo:country="GB" style:text-underline-style="none"/>
    </style:style>
    <style:style style:name="T208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9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0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1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2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3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4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5" style:family="text">
      <style:text-properties fo:language="en" fo:country="GB" officeooo:rsid="10d28a1c"/>
    </style:style>
    <style:style style:name="T216" style:family="text">
      <style:text-properties fo:language="en" fo:country="GB" officeooo:rsid="10b6b930"/>
    </style:style>
    <style:style style:name="T217" style:family="text">
      <style:text-properties fo:language="en" fo:country="GB" officeooo:rsid="10a19599"/>
    </style:style>
    <style:style style:name="T218" style:family="text">
      <style:text-properties officeooo:rsid="102b859b"/>
    </style:style>
    <style:style style:name="T219" style:family="text">
      <style:text-properties officeooo:rsid="1035cc54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officeooo:rsid="10b6b930"/>
    </style:style>
    <style:style style:name="T237" style:family="text">
      <style:text-properties officeooo:rsid="10d28a1c"/>
    </style:style>
    <style:style style:name="T238" style:family="text">
      <style:text-properties officeooo:rsid="10eaa619"/>
    </style:style>
    <style:style style:name="T239" style:family="text">
      <style:text-properties style:font-size-asian="11pt" style:font-size-complex="11pt"/>
    </style:style>
    <style:style style:name="T240" style:family="text">
      <style:text-properties officeooo:rsid="103b85c2"/>
    </style:style>
    <style:style style:name="T241" style:family="text">
      <style:text-properties officeooo:rsid="10d41620"/>
    </style:style>
    <style:style style:name="T242" style:family="text">
      <style:text-properties officeooo:rsid="10d6f80d"/>
    </style:style>
    <style:style style:name="T243" style:family="text">
      <style:text-properties officeooo:rsid="10d824d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0"><text:span text:style-name="T151">Checklist for installing </text:span><text:span text:style-name="T151"><text:user-field-get text:name="Distro">Debian</text:user-field-get></text:span><text:span text:style-name="T152"><text:s/></text:span><text:span text:style-name="T152"><text:user-field-get text:name="Version">12</text:user-field-get></text:span><text:span text:style-name="T153"><text:note text:id="ftn1" text:note-class="footnote"><text:note-citation>1</text:note-citation><text:note-body><text:p text:style-name="P15"><text:span text:style-name="T223">This </text:span><text:span text:style-name="T230"><text:user-field-get text:name="Distro">Debian</text:user-field-get></text:span><text:span text:style-name="T224"><text:s/></text:span><text:span text:style-name="T229"><text:user-field-get text:name="Version">12</text:user-field-get></text:span><text:span text:style-name="T229"><text:s/>Desktop</text:span><text:span text:style-name="T223"> (codename </text:span><text:span text:style-name="T225">bookworm</text:span><text:span text:style-name="T223">) from </text:span><text:span text:style-name="T226">June </text:span><text:span text:style-name="T228">11</text:span><text:span text:style-name="T234">th</text:span><text:span text:style-name="T228">,</text:span><text:span text:style-name="T223"> </text:span><text:span text:style-name="T233"><text:user-field-get text:name="Releaseyear">2023</text:user-field-get></text:span><text:span text:style-name="T223"><text:s/>is supported for 5 years until </text:span><text:span text:style-name="T227">June </text:span><text:span text:style-name="T228">30</text:span><text:span text:style-name="T234">th</text:span><text:span text:style-name="T228">,</text:span><text:span text:style-name="T223"> </text:span><text:span text:style-name="T147">202</text:span><text:span text:style-name="T149">8</text:span><text:span text:style-name="T148">.</text:span></text:p></text:note-body></text:note></text:span><text:span text:style-name="T154"><text:s/></text:span><text:span text:style-name="T156">Desktop</text:span><text:span text:style-name="T155">.</text:span></text:p>
      <text:p text:style-name="P44"><text:span text:style-name="Strong_20_Emphasis"/></text:p>
      <text:p text:style-name="P51"><text:span text:style-name="Strong_20_Emphasis"/></text:p>
      <text:p text:style-name="P84">Fill in the text box after &lt;...&gt;</text:p>
      <text:p text:style-name="Standard"><text:span text:style-name="T208">&lt;</text:span><text:span text:style-name="T209">user</text:span><text:span text:style-name="T208">&gt;</text:span><text:span text:style-name="T167"><text:tab/></text:span><text:span text:style-name="T166"> <text:tab/><text:tab/><text:tab/><text:tab/> </text:span><text:span text:style-name="T168"><draw:control text:anchor-type="as-char" svg:y="-0.4cm" draw:z-index="14" draw:name="Gebruiker 1" draw:style-name="gr2" draw:text-style-name="P106" svg:width="6.002cm" svg:height="0.5cm" draw:control="control13"><svg:title>Gebruiker</svg:title><svg:desc>Volledige naam, bijv. Jan Stek</svg:desc></draw:control></text:span><text:span text:style-name="T168"><text:tab/></text:span><text:span text:style-name="T172">e.</text:span><text:span text:style-name="T173">g.</text:span><text:span text:style-name="T162"> </text:span><text:span text:style-name="T163">J</text:span><text:span text:style-name="T164">oh</text:span><text:span text:style-name="T163">n </text:span><text:span text:style-name="T165">Doe</text:span></text:p>
      <text:p text:style-name="P87"><text:span text:style-name="T190">&lt;</text:span><text:span text:style-name="T191">user</text:span><text:span text:style-name="T17">na</text:span><text:span text:style-name="T18">me&gt;</text:span><text:span text:style-name="T159"><text:tab/><text:tab/><text:tab/> </text:span><text:span text:style-name="T159"><draw:control text:anchor-type="as-char" svg:y="-0.4cm" draw:z-index="15" draw:name="Gberuikersnaam 2" draw:style-name="gr2" draw:text-style-name="P106" svg:width="6.002cm" svg:height="0.5cm" draw:control="control14"><svg:title>Gebruikersnaam</svg:title><svg:desc>Korte naam, bijv. jan</svg:desc></draw:control></text:span><text:span text:style-name="T159"><text:tab/></text:span><text:span text:style-name="T160">e.</text:span><text:span text:style-name="T161">g.</text:span><text:span text:style-name="T4"> </text:span><text:span text:style-name="T141">j</text:span><text:span text:style-name="T142">oh</text:span><text:span text:style-name="T141">n</text:span></text:p>
      <text:p text:style-name="Standard"><text:span text:style-name="T17">&lt;</text:span><text:span text:style-name="T19">computername</text:span><text:span text:style-name="T18">&gt;</text:span><text:span text:style-name="T175"><text:tab/> </text:span><text:span text:style-name="T7"><draw:control text:anchor-type="as-char" svg:y="-0.4cm" draw:z-index="16" draw:name="Computernaam 1" draw:style-name="gr2" draw:text-style-name="P106" svg:width="6.002cm" svg:height="0.5cm" draw:control="control15"><svg:title>Computernaam</svg:title><svg:desc>Unieke naam van de computer</svg:desc></draw:control></text:span><text:span text:style-name="T7"><text:tab/></text:span><text:span text:style-name="T10">e.</text:span><text:span text:style-name="T11">g.</text:span><text:span text:style-name="T176"> </text:span><text:span text:style-name="T181">pc02</text:span></text:p>
      <text:p text:style-name="P52"><text:span text:style-name="T182">&lt;</text:span><text:span text:style-name="T187">user</text:span><text:span text:style-name="T182">&gt;</text:span><text:span text:style-name="T180"><text:tab/><text:tab/></text:span><text:span text:style-name="T166"> <text:tab/><text:tab/><text:tab/> </text:span><text:span text:style-name="T168"><draw:control text:anchor-type="as-char" svg:y="-0.4cm" draw:z-index="17" draw:name="Gebruiker 2" draw:style-name="gr2" draw:text-style-name="P106" svg:width="6.002cm" svg:height="0.5cm" draw:control="control16"><svg:title>Gebruiker</svg:title><svg:desc>Volledige naam, bijv. Jan Stek</svg:desc></draw:control></text:span><text:span text:style-name="T168"><text:tab/></text:span><text:span text:style-name="T173">i</text:span><text:span text:style-name="T172">.</text:span><text:span text:style-name="T173">e</text:span><text:span text:style-name="T172">.</text:span><text:span text:style-name="T169"> </text:span><text:span text:style-name="T171">additional </text:span><text:span text:style-name="T170">user</text:span><text:span text:style-name="T174">s</text:span></text:p>
      <text:p text:style-name="P87"><text:span text:style-name="T182">&lt;</text:span><text:span text:style-name="T187">user</text:span><text:span text:style-name="T188">n</text:span><text:span text:style-name="T183">a</text:span><text:span text:style-name="T184">me&gt;</text:span><text:span text:style-name="T182"><text:tab/><text:tab/><text:tab/> </text:span><text:span text:style-name="T182"><draw:control text:anchor-type="as-char" svg:y="-0.4cm" draw:z-index="18" draw:name="Gberuikersnaam 1" draw:style-name="gr2" draw:text-style-name="P106" svg:width="6.002cm" svg:height="0.5cm" draw:control="control17"><svg:title>Gebruikersnaam</svg:title><svg:desc>Korte naam, bijv. jan</svg:desc></draw:control></text:span><text:span text:style-name="T182"><text:tab/></text:span><text:span text:style-name="T186">i</text:span><text:span text:style-name="T185">.</text:span><text:span text:style-name="T186">e</text:span><text:span text:style-name="T185">.</text:span><text:span text:style-name="T189"> </text:span><text:span text:style-name="T177">additional </text:span><text:span text:style-name="T178">user</text:span><text:span text:style-name="T179">s</text:span></text:p>
      <text:p text:style-name="P86"><text:span text:style-name="T238">r</text:span>eplace &lt;...&gt; in this checklist with the value in the text box.</text:p>
      <text:p text:style-name="P3"/>
      <text:p text:style-name="P3"/>
      <text:p text:style-name="P54"><text:span text:style-name="Strong_20_Emphasis"><text:span text:style-name="T157">Not yet on Linux?</text:span></text:span><text:span text:style-name="T132"><text:tab/></text:span><text:span text:style-name="T137">Use</text:span><text:span text:style-name="T133"> </text:span><text:span text:style-name="Strong_20_Emphasis"><text:span text:style-name="T138">Checklist </text:span></text:span><text:span text:style-name="Strong_20_Emphasis"><text:span text:style-name="T139">transfer</text:span></text:span><text:span text:style-name="T133"> o</text:span><text:span text:style-name="T136">n</text:span><text:span text:style-name="T133"> </text:span><text:a xlink:type="simple" xlink:href="https://karelzimmer.nl/html/en/home.html" text:style-name="Internet_20_link" text:visited-style-name="Visited_20_Internet_20_Link"><text:span text:style-name="Internet_20_link"><text:span text:style-name="T5">karelzimmer.nl/en</text:span></text:span></text:a><text:span text:style-name="T135">.</text:span></text:p>
      <text:p text:style-name="P42"><text:span text:style-name="Strong_20_Emphasis"><text:span text:style-name="T204">New installation?</text:span></text:span><text:span text:style-name="T201"><text:tab/><text:tab/></text:span><text:span text:style-name="T202">Start at chapter </text:span><text:span text:style-name="Strong_20_Emphasis"><text:span text:style-name="T205"><text:bookmark-ref text:reference-format="page" text:ref-name="__RefNumPara__4009_12717081281">2</text:bookmark-ref></text:span></text:span><text:span text:style-name="Strong_20_Emphasis"><text:span text:style-name="T205"><text:s text:c="2"/></text:span></text:span><text:span text:style-name="Strong_20_Emphasis"><text:span text:style-name="T205"><text:bookmark-ref text:reference-format="text" text:ref-name="__RefNumPara__4009_12717081281">Perform installation</text:bookmark-ref></text:span></text:span><text:span text:style-name="T203">.</text:span></text:p>
      <text:p text:style-name="P50"/>
      <text:p text:style-name="P53"><text:span text:style-name="Strong_20_Emphasis"/></text:p>
      <text:list text:style-name="L1">
        <text:list-item>
          <text:p text:style-name="P102"><text:bookmark-start text:name="__RefNumPara__4083_1271708128"/>Prepar<text:span text:style-name="T218">e</text:span> installatio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64"><text:span text:style-name="Strong_20_Emphasis"><text:span text:style-name="T48"><draw:control text:anchor-type="as-char" draw:z-index="2" draw:name="Vorm3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8"><draw:control text:anchor-type="as-char" draw:z-index="9" draw:name="Vorm 5" draw:style-name="gr1" draw:text-style-name="P105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81"><text:span text:style-name="T29">Log in as </text:span><text:span text:style-name="T210">&lt;</text:span><text:span text:style-name="T211">user</text:span><text:span text:style-name="T210">&gt;</text:span><text:span text:style-name="T14"><text:note text:id="ftn2" text:note-class="footnote"><text:note-citation>2</text:note-citation><text:note-body><text:p text:style-name="P37"><text:span text:style-name="T80">Login any additional </text:span><text:span text:style-name="T81">user</text:span><text:span text:style-name="T82">s</text:span><text:span text:style-name="T83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65"><text:span text:style-name="Strong_20_Emphasis"><text:span text:style-name="T31"><text:s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1"><text:s/></text:span></text:span></text:p>
          </table:table-cell>
          <table:table-cell table:style-name="_31_._5f_Installatie_5f_voorbereiden.D2" office:value-type="string">
            <text:p text:style-name="P88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71"><text:span text:style-name="Strong_20_Emphasis"><text:span text:style-name="T48"><draw:control text:anchor-type="as-char" draw:z-index="20" draw:name="Vorm 3" draw:style-name="gr1" draw:text-style-name="P105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97"><text:span text:style-name="T47">T</text:span><text:span text:style-name="T35">ype</text:span><text:span text:style-name="T36"> </text:span><text:span text:style-name="User_20_Entry"><text:span text:style-name="T93">t</text:span></text:span><text:span text:style-name="User_20_Entry"><text:span text:style-name="T94">erm</text:span></text:span><text:span text:style-name="T37"> on the activities overview</text:span><text:span text:style-name="T20"><text:note text:id="ftn3" text:note-class="footnote"><text:note-citation>3</text:note-citation><text:note-body><text:p text:style-name="P41">Press the Super (Windows/command/magnifier) key or click in the upper left corner.</text:p></text:note-body></text:note></text:span><text:span text:style-name="T37"> and click on the </text:span><text:span text:style-name="Strong_20_Emphasis"><text:span text:style-name="T99">Terminal</text:span></text:span><text:span text:style-name="T37"> icon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73"><text:span text:style-name="Strong_20_Emphasis"/></text:p>
          </table:table-cell>
          <table:table-cell table:style-name="_31_._5f_Installatie_5f_voorbereiden.A1" office:value-type="string">
            <text:p text:style-name="P73"><text:span text:style-name="Strong_20_Emphasis"/></text:p>
          </table:table-cell>
          <table:table-cell table:style-name="_31_._5f_Installatie_5f_voorbereiden.D4" office:value-type="string">
            <text:p text:style-name="P58"><text:span text:style-name="T33">Type the </text:span><text:span text:style-name="T46">following </text:span><text:span text:style-name="T33">t</text:span><text:span text:style-name="T40">hree</text:span><text:span text:style-name="T33"> commands, each followed by the</text:span><text:span text:style-name="T37"> </text:span><text:span text:style-name="T98">Enter</text:span><text:span text:style-name="T33"> key: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5" office:value-type="string">
            <text:p text:style-name="P62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76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6"><text:span text:style-name="User_20_Entry"><text:span text:style-name="T88">bash </text:span></text:span><text:span text:style-name="User_20_Entry"><text:span text:style-name="T90">get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8" office:value-type="string">
            <text:p text:style-name="P45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9" office:value-type="string">
            <text:p text:style-name="P89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71"><text:span text:style-name="Strong_20_Emphasis"><text:span text:style-name="T48"><draw:control text:anchor-type="as-char" draw:z-index="21" draw:name="Vorm 4" draw:style-name="gr1" draw:text-style-name="P105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48"><draw:control text:anchor-type="as-char" draw:z-index="22" draw:name="Vorm 6" draw:style-name="gr1" draw:text-style-name="P105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8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64"><text:span text:style-name="Strong_20_Emphasis"/></text:p>
          </table:table-cell>
          <table:table-cell table:style-name="_31_._5f_Installatie_5f_voorbereiden.A1" office:value-type="string">
            <text:p text:style-name="P64"><text:span text:style-name="Strong_20_Emphasis"/></text:p>
          </table:table-cell>
          <table:table-cell table:style-name="_31_._5f_Installatie_5f_voorbereiden.D11" office:value-type="string">
            <text:p text:style-name="P59"><text:span text:style-name="T38">Select </text:span><text:span text:style-name="Strong_20_Emphasis"><text:span text:style-name="T100">1</text:span></text:span><text:span text:style-name="T38"> Prepar</text:span><text:span text:style-name="T44">e </text:span><text:span text:style-name="T38">installation</text:span><text:span text:style-name="T43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46">Follow the instructions on the screen.</text:p>
          </table:table-cell>
        </table:table-row>
      </table:table>
      <text:p text:style-name="P43"><text:span text:style-name="Strong_20_Emphasis"/></text:p>
      <text:list text:continue-numbering="true" text:style-name="L1">
        <text:list-item>
          <text:p text:style-name="P101"><text:bookmark-start text:name="__RefNumPara__4009_12717081281"/><text:span text:style-name="Strong_20_Emphasis"><text:span text:style-name="T140">Perform installation</text:span></text:span><text:bookmark-end text:name="__RefNumPara__4009_12717081281"/></text:p>
        </text:list-item>
      </text:list>
      <text:p text:style-name="P92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105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43">Boot the computer from</text:span><text:span text:style-name="T145"><text:note text:id="ftn4" text:note-class="footnote"><text:note-citation>1</text:note-citation><text:note-body><text:p text:style-name="P26"><text:span text:style-name="T84">Boot menu/Setup via one of the </text:span><text:span text:style-name="T85">f</text:span><text:span text:style-name="T84">requently used keys: </text:span><text:span text:style-name="T122">Esc</text:span><text:span text:style-name="T86">, </text:span><text:span text:style-name="T122">Delete</text:span><text:span text:style-name="T86">, </text:span><text:span text:style-name="T122">F1</text:span><text:span text:style-name="T86">, </text:span><text:span text:style-name="T122">F2</text:span><text:span text:style-name="T86">, </text:span><text:span text:style-name="T122">F9</text:span><text:span text:style-name="T86">, </text:span><text:span text:style-name="T122">F10</text:span><text:span text:style-name="T86">, </text:span><text:span text:style-name="T122">F11</text:span><text:span text:style-name="T86">, or </text:span><text:span text:style-name="T122">F12</text:span></text:p></text:note-body></text:note></text:span><text:span text:style-name="T143"> an </text:span><text:span text:style-name="T125"><text:user-field-get text:name="Distro">Debian</text:user-field-get></text:span><text:span text:style-name="T126"><text:s/></text:span><text:span text:style-name="T126"><text:user-field-get text:name="Version">12</text:user-field-get></text:span><text:span text:style-name="T126"><text:s/></text:span><text:span text:style-name="T131">Desktop</text:span><text:span text:style-name="T129"> </text:span><text:span text:style-name="T144">Live</text:span><text:span text:style-name="T73"><text:note text:id="ftn5" text:note-class="footnote"><text:note-citation>2</text:note-citation><text:note-body><text:p text:style-name="P2"><text:span text:style-name="T192">From a Live USB stick you can boot and work with </text:span><text:span text:style-name="T150"><text:user-field-get text:name="Distro">Debian</text:user-field-get></text:span><text:span text:style-name="T150"><text:s/></text:span><text:span text:style-name="T192">without modifying any files on the hard drive and also allows installation of </text:span><text:span text:style-name="T150"><text:user-field-get text:name="Distro">Debian</text:user-field-get></text:span><text:span text:style-name="T150">.</text:span></text:p></text:note-body></text:note></text:span><text:span text:style-name="T72"> USB stick</text:span><text:span text:style-name="T74"><text:note text:id="ftn6" text:note-class="footnote"><text:note-citation>3</text:note-citation><text:note-body><text:p text:style-name="P74"><text:span text:style-name="T77">Create a bootable USB stick:<text:line-break/>Download a CD image file (.iso) from</text:span><text:span text:style-name="T76"> </text:span><text:a xlink:type="simple" xlink:href="https://www.debian.org/" text:style-name="Internet_20_link" text:visited-style-name="Visited_20_Internet_20_Link"><text:span text:style-name="T193">debian.org</text:span></text:a><text:span text:style-name="T76">, </text:span><text:span text:style-name="T78">click </text:span><text:span text:style-name="Sterk_20_accent_20_voetnoot"><text:span text:style-name="T107">Other downloads</text:span></text:span><text:span text:style-name="T78"> (under Downloads) and then click </text:span><text:span text:style-name="Sterk_20_accent_20_voetnoot"><text:span text:style-name="T107">Live Gnome</text:span></text:span><text:span text:style-name="T78"> (under Try </text:span><text:span text:style-name="T78"><text:user-field-get text:name="Distro">Debian</text:user-field-get></text:span><text:span text:style-name="T78"><text:s/>live before installing).</text:span><text:span text:style-name="Strong_20_Emphasis"><text:span text:style-name="T77"><text:line-break/></text:span></text:span><text:span text:style-name="T79">The next steps are described in </text:span><text:span text:style-name="Sterk_20_accent_20_voetnoot"><text:span text:style-name="T108">Linux informati</text:span></text:span><text:span text:style-name="Sterk_20_accent_20_voetnoot"><text:span text:style-name="T109">on</text:span></text:span><text:span text:style-name="T79">, which can be found at </text:span><text:a xlink:type="simple" xlink:href="https://karelzimmer.nl/en" text:style-name="Internet_20_link" text:visited-style-name="Visited_20_Internet_20_Link"><text:span text:style-name="T194">karelzimmer.nl/en</text:span></text:a><text:span text:style-name="T79">.</text:span></text:p></text:note-body></text:note>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15">Select </text:span><text:span text:style-name="T120">Live </text:span><text:span text:style-name="T121">system (amd64)</text:span><text:span text:style-name="T116"> </text:span><text:span text:style-name="T117">and press </text:span><text:span text:style-name="T118">the</text:span><text:span text:style-name="T119"> </text:span><text:span text:style-name="T114">Enter</text:span><text:span text:style-name="T118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4_ 1" draw:style-name="gr1" draw:text-style-name="P105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232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66"><text:span text:style-name="Strong_20_Emphasis"><text:span text:style-name="T48"><draw:control text:anchor-type="as-char" draw:z-index="6" draw:name="Vorm13_1" draw:style-name="gr1" draw:text-style-name="P10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36"><text:span text:style-name="T22">Start the installation by clicking </text:span><text:span text:style-name="Strong_20_Emphasis"><text:span text:style-name="T60">Activities</text:span></text:span><text:span text:style-name="T22"> and clicking </text:span><text:span text:style-name="Strong_20_Emphasis"><text:span text:style-name="T60">Install Debian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7" office:value-type="string">
            <text:p text:style-name="P27">When prompted for a password, type <text:span text:style-name="User_20_Entry"><text:span text:style-name="T239">live</text:span></text:span>.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93"><text:span text:style-name="Emphasis"><text:span text:style-name="T222">Follow the installation screens and complete them.</text:span></text:span><text:span text:style-name="T231"/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2"><text:span text:style-name="T48"><draw:control text:anchor-type="as-char" draw:z-index="27" draw:name="Vorm13_ 2" draw:style-name="gr1" draw:text-style-name="P105" svg:width="0.35cm" svg:height="0.35cm" draw:control="control26"/></text:span></text:p>
          </table:table-cell>
          <table:table-cell table:style-name="_32_._5f_Installatie_5f_uitvoeren.C8" office:value-type="string">
            <text:p text:style-name="P78"><text:span text:style-name="T25">At</text:span><text:span text:style-name="T22"> </text:span><text:span text:style-name="T60">Welcome</text:span><text:span text:style-name="T22">: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8" office:value-type="string">
            <text:p text:style-name="P79"><text:span text:style-name="T26">Select </text:span><text:span text:style-name="T28">application and </text:span><text:span text:style-name="T26">system language, and c</text:span><text:span text:style-name="T27">lic</text:span><text:span text:style-name="T25">k</text:span><text:span text:style-name="T27"> </text:span><text:span text:style-name="Strong_20_Emphasis"><text:span text:style-name="T105">Next</text:span></text:span><text:span text:style-name="T27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0"><text:span text:style-name="Strong_20_Emphasis"><text:span text:style-name="T48"><draw:control text:anchor-type="as-char" draw:z-index="13" draw:name="Vorm13_ 1" draw:style-name="gr1" draw:text-style-name="P105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28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9"><text:span text:style-name="Strong_20_Emphasis"/></text:p>
          </table:table-cell>
          <table:table-cell table:style-name="_32_._5f_Installatie_5f_uitvoeren.C8" office:value-type="string">
            <text:p text:style-name="P5"><text:span text:style-name="T219">At</text:span> <text:span text:style-name="Strong_20_Emphasis">Regio</text:span><text:span text:style-name="Strong_20_Emphasis"><text:span text:style-name="T240">n</text:span></text:span> <text:span text:style-name="T219">choose</text:span> <text:span text:style-name="Strong_20_Emphasis">Europ</text:span><text:span text:style-name="Strong_20_Emphasis"><text:span text:style-name="T219">e</text:span></text:span> <text:span text:style-name="T237">and click </text:span><text:span text:style-name="Strong_20_Emphasis"><text:span text:style-name="T237">Next</text:span></text:span><text:span text:style-name="T237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9"><text:span text:style-name="Strong_20_Emphasis"><text:span text:style-name="T48"><draw:control text:anchor-type="as-char" draw:z-index="19" draw:name="Vorm13_ 4" draw:style-name="gr1" draw:text-style-name="P105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"><text:span text:style-name="T236">At</text:span> <text:span text:style-name="Strong_20_Emphasis"><text:span text:style-name="T236">Keyboard</text:span></text:span>: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8" office:value-type="string">
            <text:p text:style-name="P14"><text:span text:style-name="T216">Choose</text:span><text:span text:style-name="T206"> </text:span><text:span text:style-name="Strong_20_Emphasis"><text:span text:style-name="T206">English (US)</text:span></text:span><text:span text:style-name="T206"> </text:span><text:span text:style-name="T216">a</text:span><text:span text:style-name="T217">n</text:span><text:span text:style-name="T216">d</text:span><text:span text:style-name="T217"> </text:span><text:span text:style-name="Strong_20_Emphasis"><text:span text:style-name="T217">English (US, intl., with dead keys)</text:span></text:span><text:span text:style-name="T217">, </text:span><text:span text:style-name="T215">and click </text:span><text:span text:style-name="Strong_20_Emphasis"><text:span text:style-name="T215">Next</text:span>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0"><text:span text:style-name="Strong_20_Emphasis"><text:span text:style-name="T48"><draw:control text:anchor-type="as-char" draw:z-index="28" draw:name="Vorm13_ 3" draw:style-name="gr1" draw:text-style-name="P105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28">At <text:span text:style-name="Strong_20_Emphasis"><text:span text:style-name="T241">Par</text:span></text:span><text:span text:style-name="Strong_20_Emphasis">ti</text:span><text:span text:style-name="Strong_20_Emphasis"><text:span text:style-name="T241">ti</text:span></text:span><text:span text:style-name="Strong_20_Emphasis">on</text:span><text:span text:style-name="Strong_20_Emphasis"><text:span text:style-name="T241">s</text:span></text:span>: 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9"><text:span text:style-name="Strong_20_Emphasis"/></text:p>
          </table:table-cell>
          <table:table-cell table:style-name="_32_._5f_Installatie_5f_uitvoeren.C8" office:value-type="string">
            <text:p text:style-name="P5"><text:span text:style-name="T219">Select the appropriate options and click </text:span><text:span text:style-name="Strong_20_Emphasis"><text:span text:style-name="T237">Next</text:span></text:span><text:span text:style-name="T237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4" draw:name="Vorm13" draw:style-name="gr1" draw:text-style-name="P105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60"><text:span text:style-name="T50">At </text:span><text:span text:style-name="Strong_20_Emphasis"><text:span text:style-name="T62">Users</text:span></text:span><text:span text:style-name="T53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83"><text:span text:style-name="T57">E</text:span><text:span text:style-name="T49">nter </text:span><text:span text:style-name="Strong_20_Emphasis"><text:span text:style-name="T62">What is your name</text:span></text:span><text:span text:style-name="T61"> </text:span><text:span text:style-name="T212">&lt;</text:span><text:span text:style-name="T213">user</text:span><text:span text:style-name="T212">&gt;</text:span><text:span text:style-name="T54">, </text:span><text:span text:style-name="Strong_20_Emphasis"><text:span text:style-name="T123"><text:line-break/></text:span></text:span><text:span text:style-name="Strong_20_Emphasis"><text:span text:style-name="T69">What name do you want to use to log in</text:span></text:span><text:span text:style-name="T55"> </text:span><text:span text:style-name="T212">&lt;</text:span><text:span text:style-name="T213">user</text:span><text:span text:style-name="T214">name</text:span><text:span text:style-name="T212">&gt;</text:span><text:span text:style-name="T55">,</text:span><text:span text:style-name="Strong_20_Emphasis"><text:span text:style-name="T124"><text:line-break/></text:span></text:span><text:span text:style-name="Strong_20_Emphasis"><text:span text:style-name="T70">What is the na</text:span></text:span><text:span text:style-name="Strong_20_Emphasis"><text:span text:style-name="T69">me of </text:span></text:span><text:span text:style-name="Strong_20_Emphasis"><text:span text:style-name="T71">this</text:span></text:span><text:span text:style-name="Strong_20_Emphasis"><text:span text:style-name="T69"> computer</text:span></text:span><text:span text:style-name="T6"> &lt;</text:span><text:span text:style-name="T15">computerna</text:span><text:span text:style-name="T16">me&gt;</text:span><text:span text:style-name="T55">,</text:span><text:span text:style-name="Strong_20_Emphasis"><text:span text:style-name="T124"><text:line-break/></text:span></text:span><text:span text:style-name="Strong_20_Emphasis"><text:span text:style-name="T106">enter a </text:span></text:span><text:span text:style-name="Strong_20_Emphasis"><text:span text:style-name="T66">password</text:span></text:span><text:span text:style-name="T56"> twice </text:span><text:span text:style-name="T58">and click </text:span><text:span text:style-name="Strong_20_Emphasis"><text:span text:style-name="T67">Next</text:span></text:span><text:span text:style-name="T58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29" draw:name="Vorm 1" draw:style-name="gr1" draw:text-style-name="P105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80"><text:span text:style-name="T51">At</text:span><text:span text:style-name="T52"> </text:span><text:span text:style-name="Strong_20_Emphasis"><text:span text:style-name="T63">S</text:span></text:span><text:span text:style-name="Strong_20_Emphasis"><text:span text:style-name="T64">ummary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>Review the choices you made and click <text:span text:style-name="Strong_20_Emphasis">Install</text:span>.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30" draw:name="Vorm 11" draw:style-name="gr1" draw:text-style-name="P105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80"><text:span text:style-name="T51">At</text:span><text:span text:style-name="T52"> </text:span><text:span text:style-name="Strong_20_Emphasis"><text:span text:style-name="T65">Install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>Wait for next screen.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31" draw:name="Vorm 2" draw:style-name="gr1" draw:text-style-name="P105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80"><text:span text:style-name="T51">At</text:span><text:span text:style-name="T52"> </text:span><text:span text:style-name="Strong_20_Emphasis"><text:span text:style-name="T64">Finish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33" office:value-type="string">
            <text:p text:style-name="P30">Make sure <text:span text:style-name="Strong_20_Emphasis">Restart </text:span><text:span text:style-name="Strong_20_Emphasis"><text:span text:style-name="T242">n</text:span></text:span><text:span text:style-name="Strong_20_Emphasis">ow</text:span> is checked and click <text:span text:style-name="Strong_20_Emphasis"><text:span text:style-name="T243">Done</text:span></text:span>.</text:p>
          </table:table-cell>
        </table:table-row>
      </table:table>
      <text:p text:style-name="P95"><text:span text:style-name="Strong_20_Emphasis"/></text:p>
      <text:list text:continue-numbering="true" text:style-name="L1">
        <text:list-item>
          <text:p text:style-name="P104"><text:bookmark-start text:name="__RefNumPara__12966_2272496019"/><text:span text:style-name="Strong_20_Emphasis"><text:span text:style-name="T68">Finish installation</text:span></text:span><text:bookmark-end text:name="__RefNumPara__12966_2272496019"/></text:p>
        </text:list-item>
      </text:list>
      <text:p text:style-name="P96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67"><text:span text:style-name="Strong_20_Emphasis"><text:span text:style-name="T48"><draw:control text:anchor-type="as-char" draw:z-index="5" draw:name="Vorm22" draw:style-name="gr1" draw:text-style-name="P10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2"><text:span text:style-name="T23">Log in as </text:span><text:span text:style-name="T212">&lt;</text:span><text:span text:style-name="T213">user</text:span><text:span text:style-name="T212">&gt;</text:span><text:span text:style-name="T23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90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13"><text:span text:style-name="Strong_20_Emphasis"><text:span text:style-name="T21"><draw:control text:anchor-type="as-char" draw:z-index="11" draw:name="Vorm4_ 2" draw:style-name="gr1" draw:text-style-name="P105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85">Follow the welcome screens.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4" office:value-type="string">
            <text:p text:style-name="P90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71"><text:span text:style-name="Strong_20_Emphasis"><text:span text:style-name="T48"><draw:control text:anchor-type="as-char" draw:z-index="23" draw:name="Vorm4" draw:style-name="gr1" draw:text-style-name="P105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9"><text:span text:style-name="T47">T</text:span><text:span text:style-name="T35">ype</text:span><text:span text:style-name="T36"> </text:span><text:span text:style-name="User_20_Entry"><text:span text:style-name="T93">t</text:span></text:span><text:span text:style-name="User_20_Entry"><text:span text:style-name="T94">erm</text:span></text:span><text:span text:style-name="T37"> on the activities overview</text:span><text:span text:style-name="T20"><text:note text:id="ftn7" text:note-class="footnote"><text:note-citation>1</text:note-citation><text:note-body><text:p text:style-name="P31"><text:span text:style-name="T146">Press the Super (Windows/command/magnifier) key or click in the upper left corner.</text:span><text:span text:style-name="T146"/></text:p></text:note-body></text:note></text:span><text:span text:style-name="T37"> and click on the </text:span><text:span text:style-name="Strong_20_Emphasis"><text:span text:style-name="T99">Terminal</text:span></text:span><text:span text:style-name="T37"> icon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73"><text:span text:style-name="Strong_20_Emphasis"/></text:p>
          </table:table-cell>
          <table:table-cell table:style-name="_33_._5f_Installatie_5f_afronden.C6" office:value-type="string">
            <text:p text:style-name="P62"><text:span text:style-name="T8">Type the </text:span><text:span text:style-name="T12">following </text:span><text:span text:style-name="T8">t</text:span><text:span text:style-name="T9">hree</text:span><text:span text:style-name="T8"> commands, each followed by the</text:span><text:span text:style-name="T37"> </text:span><text:span text:style-name="T98">Enter</text:span><text:span text:style-name="T8"> key: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7" office:value-type="string">
            <text:p text:style-name="P63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8" office:value-type="string">
            <text:p text:style-name="P75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9" office:value-type="string">
            <text:p text:style-name="P75"><text:span text:style-name="User_20_Entry"><text:span text:style-name="T88">bash </text:span></text:span><text:span text:style-name="User_20_Entry"><text:span text:style-name="T91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47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89"/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71"><text:span text:style-name="Strong_20_Emphasis"><text:span text:style-name="T48"><draw:control text:anchor-type="as-char" draw:z-index="24" draw:name="Vorm 7" draw:style-name="gr1" draw:text-style-name="P105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9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67"><text:span text:style-name="Strong_20_Emphasis"/></text:p>
          </table:table-cell>
          <table:table-cell table:style-name="_33_._5f_Installatie_5f_afronden.C13" office:value-type="string">
            <text:p text:style-name="P61"><text:span text:style-name="T39">Se</text:span><text:span text:style-name="T41">lect</text:span><text:span text:style-name="T39"> </text:span><text:span text:style-name="Strong_20_Emphasis"><text:span text:style-name="T101">3</text:span></text:span><text:span text:style-name="T102"> </text:span><text:span text:style-name="T103">Finish installatio</text:span><text:span text:style-name="T104">n</text:span><text:span text:style-name="T43">.</text:span></text:p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14" office:value-type="string">
            <text:p text:style-name="P48">Follow the instructions on the screen.</text:p>
          </table:table-cell>
        </table:table-row>
      </table:table>
      <text:p text:style-name="P96"><text:span text:style-name="Strong_20_Emphasis"/></text:p>
      <text:list text:continue-numbering="true" text:style-name="L1">
        <text:list-item>
          <text:p text:style-name="P103"><text:span text:style-name="Strong_20_Emphasis"><text:span text:style-name="T13">S</text:span></text:span><text:span text:style-name="Strong_20_Emphasis"><text:span text:style-name="T195">et up user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68"><text:span text:style-name="Strong_20_Emphasis"><text:span text:style-name="T48"><draw:control text:anchor-type="as-char" draw:z-index="7" draw:name="Vorm36_0" draw:style-name="gr1" draw:text-style-name="P105" svg:width="0.35cm" svg:height="0.35cm" draw:control="control6"/></text:span></text:span></text:p>
          </table:table-cell>
          <table:table-cell table:style-name="Tabel2.A1" office:value-type="string">
            <text:p text:style-name="P68"><text:span text:style-name="Strong_20_Emphasis"><text:span text:style-name="T48"><draw:control text:anchor-type="as-char" draw:z-index="8" draw:name="Vorm36_ 1" draw:style-name="gr1" draw:text-style-name="P105" svg:width="0.35cm" svg:height="0.35cm" draw:control="control7"/></text:span></text:span></text:p>
          </table:table-cell>
          <table:table-cell table:style-name="Tabel2.D1" office:value-type="string">
            <text:p text:style-name="P33"><text:span text:style-name="T24">Log in as</text:span><text:span text:style-name="T23"> </text:span><text:span text:style-name="T212">&lt;</text:span><text:span text:style-name="T213">user</text:span><text:span text:style-name="T212">&gt;</text:span><text:span text:style-name="T32"><text:note text:id="ftn8" text:note-class="footnote"><text:note-citation>1</text:note-citation><text:note-body><text:p text:style-name="P38"><text:span text:style-name="T110">Login any additional </text:span><text:span text:style-name="T112">user</text:span><text:span text:style-name="T111">s </text:span><text:span text:style-name="T110">and follow the same steps.</text:span></text:p></text:note-body></text:note></text:span><text:span text:style-name="T23">.</text:span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3"><text:span text:style-name="Strong_20_Emphasis"><text:span text:style-name="T21"><draw:control text:anchor-type="as-char" draw:z-index="12" draw:name="Vorm4_ 3" draw:style-name="gr1" draw:text-style-name="P105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235">Follow the welcome screens.</text:span><text:span text:style-name="T232"/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24"/>
          </table:table-cell>
          <table:table-cell table:style-name="Tabel2.A1" office:value-type="string">
            <text:p text:style-name="P71"><text:span text:style-name="Strong_20_Emphasis"><text:span text:style-name="T48"><draw:control text:anchor-type="as-char" draw:z-index="25" draw:name="Vorm 8" draw:style-name="gr1" draw:text-style-name="P105" svg:width="0.35cm" svg:height="0.35cm" draw:control="control24"/></text:span></text:span></text:p>
          </table:table-cell>
          <table:table-cell table:style-name="Tabel2.A1" office:value-type="string">
            <text:p text:style-name="P71"><text:span text:style-name="Strong_20_Emphasis"><text:span text:style-name="T48"><draw:control text:anchor-type="as-char" draw:z-index="26" draw:name="Vorm 9" draw:style-name="gr1" draw:text-style-name="P105" svg:width="0.35cm" svg:height="0.35cm" draw:control="control25"/></text:span></text:span></text:p>
          </table:table-cell>
          <table:table-cell table:style-name="Tabel2.D5" office:value-type="string">
            <text:p text:style-name="P35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6" office:value-type="string">
            <text:p text:style-name="P32"><text:span text:style-name="T42">Select</text:span><text:span text:style-name="T39"> </text:span><text:span text:style-name="Strong_20_Emphasis"><text:span text:style-name="T101">4</text:span></text:span><text:span text:style-name="T59"> </text:span><text:span text:style-name="T45">Set up user</text:span><text:span text:style-name="T43">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7" office:value-type="string">
            <text:p text:style-name="P49">Follow the instructions on the screen.</text:p>
          </table:table-cell>
        </table:table-row>
      </table:table>
      <text:p text:style-name="P4"/>
      <text:p text:style-name="P91"/>
      <text:p text:style-name="P77"><text:span text:style-name="T130">End of checklist,</text:span><text:span text:style-name="T128"> </text:span><text:span text:style-name="T128"><text:user-field-get text:name="Distro">Debian</text:user-field-get></text:span><text:span text:style-name="T126"><text:s/></text:span><text:span text:style-name="T126"><text:user-field-get text:name="Version">12</text:user-field-get></text:span><text:span text:style-name="T127"><text:s/></text:span><text:span text:style-name="T131">Desktop</text:span><text:span text:style-name="T129"> </text:span><text:span text:style-name="T130">installation is complete.</text:span></text:p>
      <text:p text:style-name="P57"/>
      <text:p text:style-name="P55"><text:span text:style-name="T197">Written</text:span><text:span text:style-name="T196"> </text:span><text:span text:style-name="T197">by</text:span><text:span text:style-name="T196"> </text:span><text:a xlink:type="simple" xlink:href="mailto:info@karelzimmer.nl?subject=Checklist%20installation%20Linux" text:style-name="Internet_20_link" text:visited-style-name="Visited_20_Internet_20_Link"><text:span text:style-name="T207">Karel Zimmer</text:span></text:a><text:span text:style-name="T198">.</text:span></text:p>
      <text:p text:style-name="P56"><text:span text:style-name="T220">License </text:span><text:span text:style-name="T199">C</text:span><text:span text:style-name="T200">C0</text:span><text:span text:style-name="T198"> 1.0</text:span><text:span text:style-name="T221"> </text:span><text:span text:style-name="T22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1"><text:s/></text:span><text:span text:style-name="T22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04-05T14:25:34.804549394">05/04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5T14:25:34.672267453</dc:date>
    <meta:keyword>Installatie</meta:keyword>
    <meta:keyword>Checklist</meta:keyword>
    <meta:keyword>Linux</meta:keyword>
    <meta:editing-cycles>7076</meta:editing-cycles>
    <meta:editing-duration>P12DT13H3M57S</meta:editing-duration>
    <meta:print-date>2025-02-27T11:58:37.044493777</meta:print-date>
    <dc:creator>Karel Zimmer</dc:creator>
    <meta:printed-by>Karel Zimmer</meta:printed-by>
    <meta:document-statistic meta:table-count="4" meta:image-count="2" meta:object-count="0" meta:page-count="4" meta:paragraph-count="102" meta:word-count="559" meta:character-count="3437" meta:non-whitespace-character-count="2923"/>
    <meta:user-defined meta:name="Info 1"/>
    <meta:user-defined meta:name="Info 2"/>
    <meta:user-defined meta:name="Info 3"/>
    <meta:user-defined meta:name="Info 4"/>
  </office:meta>
</office:document-meta>
</file>